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mic Sans MS" svg:font-family="'Comic Sans MS'" style:font-family-generic="roman" style:font-pitch="variable"/>
    <style:font-face style:name="Comic Sans MS1" svg:font-family="'Comic Sans MS'" style:font-family-generic="script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paragraph-rsid="003335c8"/>
    </style:style>
    <style:style style:name="P2" style:family="paragraph" style:parent-style-name="Standard">
      <style:paragraph-properties fo:text-align="center" style:justify-single-word="false"/>
      <style:text-properties style:font-name="Comic Sans MS" fo:font-size="13pt" officeooo:rsid="003593d7" officeooo:paragraph-rsid="003335c8" style:font-size-asian="13pt" style:font-size-complex="13pt"/>
    </style:style>
    <style:style style:name="P3" style:family="paragraph" style:parent-style-name="Standard">
      <style:paragraph-properties fo:text-align="justify" style:justify-single-word="false"/>
      <style:text-properties style:font-name="Comic Sans MS" fo:font-size="13pt" officeooo:rsid="003593d7" officeooo:paragraph-rsid="003593d7" style:font-size-asian="13pt" style:font-size-complex="13pt"/>
    </style:style>
    <style:style style:name="P4" style:family="paragraph" style:parent-style-name="Text_20_body">
      <style:paragraph-properties fo:line-height="100%" fo:text-align="justify" style:justify-single-word="false"/>
      <style:text-properties officeooo:paragraph-rsid="003593d7"/>
    </style:style>
    <style:style style:name="P5" style:family="paragraph" style:parent-style-name="Standard">
      <style:paragraph-properties fo:margin-right="0.499cm" fo:margin-top="0.101cm" fo:margin-bottom="0.101cm" style:contextual-spacing="false" fo:text-align="start" style:justify-single-word="false"/>
      <style:text-properties style:font-name="Georgia" fo:font-size="14pt" fo:font-weight="bold" officeooo:paragraph-rsid="003335c8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right="0.499cm" fo:margin-top="0.101cm" fo:margin-bottom="0.101cm" style:contextual-spacing="false" fo:text-align="start" style:justify-single-word="false"/>
      <style:text-properties style:font-name="Georgia" fo:font-size="14pt" fo:font-weight="bold" officeooo:rsid="00240cf6" officeooo:paragraph-rsid="003335c8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right="0.499cm" fo:margin-top="0.101cm" fo:margin-bottom="0.101cm" style:contextual-spacing="false" fo:text-align="start" style:justify-single-word="false"/>
      <style:text-properties style:font-name="Georgia" fo:font-size="14pt" officeooo:rsid="003672a8" officeooo:paragraph-rsid="003672a8" style:font-size-asian="14pt" style:font-size-complex="14pt"/>
    </style:style>
    <style:style style:name="P8" style:family="paragraph" style:parent-style-name="Standard">
      <style:paragraph-properties fo:margin-right="0cm" fo:margin-top="0.101cm" fo:margin-bottom="0.3cm" style:contextual-spacing="false" fo:text-align="start" style:justify-single-word="false"/>
      <style:text-properties style:font-name="Georgia" fo:font-size="14pt" officeooo:rsid="003672a8" officeooo:paragraph-rsid="00383a3a" style:font-size-asian="14pt" style:font-size-complex="14pt"/>
    </style:style>
    <style:style style:name="P9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Georgia" fo:font-size="14pt" officeooo:rsid="003672a8" officeooo:paragraph-rsid="00383a3a" style:font-size-asian="14pt" style:font-size-complex="14pt"/>
    </style:style>
    <style:style style:name="P10" style:family="paragraph" style:parent-style-name="Standard">
      <style:paragraph-properties fo:margin-top="0.101cm" fo:margin-bottom="0.3cm" style:contextual-spacing="false" fo:text-align="start" style:justify-single-word="false"/>
      <style:text-properties style:font-name="Georgia" fo:font-size="14pt" officeooo:rsid="003672a8" officeooo:paragraph-rsid="00383a3a" style:font-size-asian="14pt" style:font-size-complex="14pt"/>
    </style:style>
    <style:style style:name="P11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Georgia" fo:font-size="14pt" officeooo:rsid="003672a8" officeooo:paragraph-rsid="003672a8" style:font-size-asian="14pt" style:font-size-complex="14pt"/>
    </style:style>
    <style:style style:name="P12" style:family="paragraph" style:parent-style-name="Standard">
      <style:paragraph-properties fo:margin-top="0.101cm" fo:margin-bottom="0.3cm" style:contextual-spacing="false" fo:text-align="start" style:justify-single-word="false"/>
      <style:text-properties style:font-name="Georgia" fo:font-size="14pt" officeooo:rsid="003672a8" officeooo:paragraph-rsid="003672a8" style:font-size-asian="14pt" style:font-size-complex="14pt"/>
    </style:style>
    <style:style style:name="P13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Comic Sans MS" fo:font-size="13pt" officeooo:rsid="00240cf6" officeooo:paragraph-rsid="003672a8" style:font-size-asian="13pt" style:font-size-complex="13pt"/>
    </style:style>
    <style:style style:name="P14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Comic Sans MS" fo:font-size="13pt" officeooo:rsid="00240cf6" officeooo:paragraph-rsid="003335c8" style:font-size-asian="13pt" style:font-size-complex="13pt"/>
    </style:style>
    <style:style style:name="P15" style:family="paragraph" style:parent-style-name="Text_20_body">
      <style:paragraph-properties fo:text-align="start" style:justify-single-word="false"/>
      <style:text-properties style:font-name="Comic Sans MS1" fo:font-size="12pt" officeooo:rsid="003335c8" officeooo:paragraph-rsid="003335c8" style:font-size-asian="12pt" style:font-size-complex="12pt"/>
    </style:style>
    <style:style style:name="T1" style:family="text">
      <style:text-properties style:font-name="Comic Sans MS" fo:font-size="13pt" officeooo:rsid="001cd294" style:font-size-asian="13pt" style:font-size-complex="13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Comic Sans MS" fo:font-size="13pt" style:font-size-asian="13pt" style:font-size-complex="13pt"/>
    </style:style>
    <style:style style:name="T4" style:family="text">
      <style:text-properties officeooo:rsid="00240cf6"/>
    </style:style>
    <style:style style:name="T5" style:family="text">
      <style:text-properties officeooo:rsid="003335c8"/>
    </style:style>
    <style:style style:name="T6" style:family="text">
      <style:text-properties officeooo:rsid="00383a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P2"><text:span text:style-name="T2"/></text:p>
      <text:p text:style-name="P3"/>
      <text:p text:style-name="P4"><text:span text:style-name="T3"/></text:p>
      <text:p text:style-name="P5"><text:span text:style-name="T4">„Milyen az amikor áramlásban, örömmel él</text:span><text:span text:style-name="T5">em</text:span><text:span text:style-name="T4"> az élet</text:span><text:span text:style-name="T5">em</text:span><text:span text:style-name="T4">?”</text:span></text:p>
      <text:p text:style-name="P6"/>
      <text:p text:style-name="P7">Ez a kérdés nem azért születik, hogy választ adj rá.</text:p>
      <text:p text:style-name="P8">Nem kell megfejteni, megmagyarázni, körülírni. </text:p>
      <text:p text:style-name="P9">Csak egyszerűen tedd fel <text:span text:style-name="T6">magadnak </text:span>a kérdést: </text:p>
      <text:p text:style-name="P9">„Milyen az amikor áramlásban, örömmel élem az életem?” </text:p>
      <text:p text:style-name="P10">...és <text:span text:style-name="T6">engedd,</text:span> hogy megnyisson benned valami<text:span text:style-name="T6">t.</text:span> </text:p>
      <text:p text:style-name="P11">Ez a kérdés egy kapu.</text:p>
      <text:p text:style-name="P12">Egy meghívás a könnyedségbe, a kapcsolódásba, a lehetőségekbe, a saját belső örömöd forrásához.</text:p>
      <text:p text:style-name="P11">Nem kell tudnod a választ.</text:p>
      <text:p text:style-name="P11">Elég, ha megengeded, hogy a tér megnyíljon…</text:p>
      <text:p text:style-name="P13"/>
      <text:p text:style-name="P14"/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mic Sans MS" svg:font-family="'Comic Sans MS'" style:font-family-generic="roman" style:font-pitch="variable"/>
    <style:font-face style:name="Comic Sans MS1" svg:font-family="'Comic Sans MS'" style:font-family-generic="script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hu" fo:country="H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hu" fo:country="H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hu" style:country-asian="HU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Times New Roman'" style:font-style-name="Normál" style:font-family-generic="roman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Ildikó</meta:initial-creator>
    <meta:editing-cycles>21</meta:editing-cycles>
    <meta:creation-date>2023-01-03T17:51:00</meta:creation-date>
    <dc:date>2025-12-07T01:22:04.072426800</dc:date>
    <meta:editing-duration>PT8H18M24S</meta:editing-duration>
    <meta:generator>LibreOffice/25.2.7.2$Windows_X86_64 LibreOffice_project/5cbfd1ab6520636bb5f7b99185aa69bd7456825d</meta:generator>
    <meta:document-statistic meta:table-count="0" meta:image-count="0" meta:object-count="0" meta:page-count="1" meta:paragraph-count="10" meta:word-count="74" meta:character-count="484" meta:non-whitespace-character-count="416"/>
    <meta:user-defined meta:name="AppVersion">15.0000</meta:user-defined>
    <meta:template xlink:type="simple" xlink:actuate="onRequest" xlink:title="Normal" xlink:href=""/>
  </office:meta>
</office:document-meta>
</file>